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A75C201B.png"/>
  <manifest:file-entry manifest:media-type="image/png" manifest:full-path="Pictures/1000020100000258000001732875AB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4.9835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14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6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6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2">
            <text:p>12</text:p>
          </table:table-cell>
          <table:table-cell table:style-name="ce10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6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6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11">
            <text:p>11</text:p>
          </table:table-cell>
          <table:table-cell table:style-name="ce10" office:value-type="date" office:date-value="2020-03-09">
            <text:p>2020-03-09</text:p>
          </table:table-cell>
          <table:table-cell table:number-columns-repeated="3" table:style-name="ce6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5">
            <text:p>5</text:p>
          </table:table-cell>
          <table:table-cell table:style-name="ce10" office:value-type="date" office:date-value="2020-03-10">
            <text:p>2020-03-10</text:p>
          </table:table-cell>
          <table:table-cell table:number-columns-repeated="3" table:style-name="ce6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6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11">
            <text:p>2020-03-11</text:p>
          </table:table-cell>
          <table:table-cell table:number-columns-repeated="2" table:style-name="ce6" office:value-type="string">
            <text:p>-</text:p>
          </table:table-cell>
          <table:table-cell table:style-name="ce12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8">
            <text:p>8</text:p>
          </table:table-cell>
          <table:table-cell table:style-name="ce10" office:value-type="date" office:date-value="2020-03-11">
            <text:p>2020-03-11</text:p>
          </table:table-cell>
          <table:table-cell table:number-columns-repeated="2" table:style-name="ce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6" office:value-type="float" office:value="1">
            <text:p>1</text:p>
          </table:table-cell>
          <table:table-cell table:style-name="ce10" office:value-type="date" office:date-value="2020-03-12">
            <text:p>2020-03-12</text:p>
          </table:table-cell>
          <table:table-cell table:style-name="ce6" office:value-type="string">
            <text:p>(M) Mal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6" office:value-type="float" office:value="3">
            <text:p>3</text:p>
          </table:table-cell>
          <table:table-cell table:style-name="ce10" office:value-type="date" office:date-value="2020-03-12">
            <text:p>2020-03-12</text:p>
          </table:table-cell>
          <table:table-cell table:style-name="ce6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87">
            <text:p>87</text:p>
          </table:table-cell>
          <table:table-cell table:style-name="ce10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38">
            <text:p>38</text:p>
          </table:table-cell>
          <table:table-cell table:style-name="ce10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103">
            <text:p>103</text:p>
          </table:table-cell>
          <table:table-cell table:style-name="ce10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21">
            <text:p>21</text:p>
          </table:table-cell>
          <table:table-cell table:style-name="ce11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35">
            <text:p>35</text:p>
          </table:table-cell>
          <table:table-cell table:style-name="ce11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31">
            <text:p>31</text:p>
          </table:table-cell>
          <table:table-cell table:style-name="ce11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46">
            <text:p>46</text:p>
          </table:table-cell>
          <table:table-cell table:style-name="ce11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7" office:value-type="float" office:value="31">
            <text:p>31</text:p>
          </table:table-cell>
          <table:table-cell table:style-name="ce11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35">
            <text:p>35</text:p>
          </table:table-cell>
          <table:table-cell table:style-name="ce11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7" office:value-type="float" office:value="94">
            <text:p>94</text:p>
          </table:table-cell>
          <table:table-cell table:style-name="ce11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71">
            <text:p>71</text:p>
          </table:table-cell>
          <table:table-cell table:style-name="ce11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7" office:value-type="float" office:value="48">
            <text:p>48</text:p>
          </table:table-cell>
          <table:table-cell table:style-name="ce11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style-name="ce5" office:value-type="string">
            <text:p>Total:</text:p>
          </table:table-cell>
          <table:table-cell table:style-name="ce8" table:formula="of:=SUM([.B3:.B39])" office:value-type="float" office:value="743">
            <text:p>743</text:p>
          </table:table-cell>
          <table:table-cell table:number-columns-repeated="1022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8" office:value-type="float" office:value="20">
            <text:p>20</text:p>
          </table:table-cell>
          <table:table-cell table:number-columns-repeated="1022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8" office:value-type="float" office:value="29">
            <text:p>29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Main.E68" table:end-x="0.598in" table:end-y="0.0169in" draw:z-index="0" draw:name="Αντικείμενα γραφικών 1" draw:style-name="gr1" draw:text-style-name="P1" svg:width="6.5579in" svg:height="3.9681in" svg:x="0.0004in" svg:y="0.1898in">
              <draw:image xlink:href="Pictures/1000020100000258000001732875AB71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67" table:end-x="2.2575in" table:end-y="0.2031in" draw:z-index="1" draw:name="Αντικείμενα γραφικών 2" draw:style-name="gr1" draw:text-style-name="P1" svg:width="6.5579in" svg:height="3.9681in" svg:x="1.5366in" svg:y="0.1579in">
              <draw:image xlink:href="Pictures/100002010000025800000173A75C201B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4">03/24/2020</text:date>, <text:time>18:2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24T18:25:15.76</dc:date>
    <meta:editing-duration>PT14M14S</meta:editing-duration>
    <meta:editing-cycles>2</meta:editing-cycles>
    <meta:document-statistic meta:table-count="1" meta:cell-count="233" meta:object-count="2"/>
  </office:meta>
</office:document-meta>
</file>